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cdc" officeooo:paragraph-rsid="00098cdc"/>
    </style:style>
    <style:style style:name="P2" style:family="paragraph" style:parent-style-name="Standard" style:list-style-name="L1">
      <style:text-properties officeooo:rsid="00098cdc" officeooo:paragraph-rsid="00098cdc"/>
    </style:style>
    <style:style style:name="T1" style:family="text">
      <style:text-properties officeooo:rsid="000b8ab0"/>
    </style:style>
    <style:style style:name="T2" style:family="text">
      <style:text-properties fo:font-weight="bold" officeooo:rsid="000b8ab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Monjas Miguélez<text:tab/><text:tab/><text:tab/><text:tab/><text:tab/><text:tab/><text:tab/><text:tab/><text:tab/> <text:s text:c="2"/>3ºDGIIM</text:p>
      <text:p text:style-name="P1">DNI:70274432W</text:p>
      <text:p text:style-name="P1"/>
      <text:list xml:id="list878839958" text:style-name="L1">
        <text:list-item>
          <text:p text:style-name="P2">El sistema debe validar la tarjeta en menos de 3 segundos. <text:span text:style-name="T2">Requisito no funcional</text:span></text:p>
        </text:list-item>
        <text:list-item>
          <text:p text:style-name="P2">El sistema debe insertar las palabras en el orden correcto. <text:span text:style-name="T2">Requisito no funcional</text:span></text:p>
        </text:list-item>
        <text:list-item>
          <text:p text:style-name="P2">El sistema debe contar el número de palabras procesadas. <text:span text:style-name="T2">Requisito funcional</text:span></text:p>
        </text:list-item>
        <text:list-item>
          <text:p text:style-name="P2">El sistema se diseñará para un terminal CRT monocromo. <text:span text:style-name="T2">Requisito no funcional</text:span></text:p>
        </text:list-item>
        <text:list-item>
          <text:p text:style-name="P2">Los usuarios del sistema serán en su mayoría novatos. <text:span text:style-name="T2">Requisito no funcional</text:span></text:p>
        </text:list-item>
        <text:list-item>
          <text:p text:style-name="P2">La cantidad que pagan los socios debe ser almacenada como dato de tipo real. <text:span text:style-name="T2">Requisito de información</text:span></text:p>
        </text:list-item>
        <text:list-item>
          <text:p text:style-name="P2">Deben de producirse informes útiles. <text:span text:style-name="T2">Requisito funcional</text:span></text:p>
        </text:list-item>
        <text:list-item>
          <text:p text:style-name="P2">El sistema no deberá revelar a los operadores información personal de los clientes que no sea el nombre y referencia. <text:span text:style-name="T2">Requisito no funcional</text:span></text:p>
        </text:list-item>
        <text:list-item>
          <text:p text:style-name="P2">Debe existir un interfaz de usuario para las bases de datos que siga el estándar de la biblioteca general. <text:span text:style-name="T2">Requisito no funciona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1:40:33.492167441</meta:creation-date>
    <dc:date>2021-03-22T22:06:03.621942892</dc:date>
    <meta:editing-duration>PT2M2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45" meta:character-count="881" meta:non-whitespace-character-count="745"/>
  </office:meta>
</office:document-meta>
</file>